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Lato Medium" fo:font-weight="normal" officeooo:rsid="000a3f84" officeooo:paragraph-rsid="000ea313" style:font-weight-asian="normal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Lato Medium" fo:font-weight="normal" officeooo:rsid="000a3f84" officeooo:paragraph-rsid="0018cafd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ato Medium" officeooo:rsid="000a3f84" officeooo:paragraph-rsid="000bc371"/>
    </style:style>
    <style:style style:name="P4" style:family="paragraph" style:parent-style-name="Standard">
      <style:paragraph-properties fo:line-height="150%" fo:text-align="start" style:justify-single-word="false"/>
      <style:text-properties style:font-name="Lato Medium" fo:font-size="12pt" fo:font-weight="normal" officeooo:rsid="000a3f84" officeooo:paragraph-rsid="0018caf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source-code-pro" fo:font-size="10.5pt" fo:letter-spacing="normal" fo:font-style="normal" fo:font-weight="normal" officeooo:rsid="000bc371" officeooo:paragraph-rsid="000bc371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source-code-pro" fo:font-size="10.5pt" fo:letter-spacing="normal" fo:font-style="normal" fo:font-weight="normal" officeooo:rsid="000ea313" officeooo:paragraph-rsid="000ea313" style:font-weight-asian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0.5pt" fo:letter-spacing="normal" fo:font-style="normal" fo:font-weight="normal" officeooo:rsid="0011144d" officeooo:paragraph-rsid="001621d3" style:font-weight-asian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17935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1a1f7d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5c2699" loext:opacity="100%" style:font-name="source-code-pro" fo:font-size="10.5pt" fo:letter-spacing="normal" fo:font-style="normal" officeooo:rsid="000bc371"/>
    </style:style>
    <style:style style:name="T2" style:family="text">
      <style:text-properties fo:font-variant="normal" fo:text-transform="none" fo:color="#242424" loext:opacity="100%" style:font-name="source-code-pro" fo:font-size="10.5pt" fo:letter-spacing="normal" fo:font-style="normal"/>
    </style:style>
    <style:style style:name="T3" style:family="text">
      <style:text-properties fo:font-variant="normal" fo:text-transform="none" fo:color="#242424" loext:opacity="100%" style:font-name="source-code-pro" fo:font-size="10.5pt" fo:letter-spacing="normal" fo:font-style="normal" officeooo:rsid="000f4b47"/>
    </style:style>
    <style:style style:name="T4" style:family="text">
      <style:text-properties fo:font-variant="normal" fo:text-transform="none" fo:color="#242424" loext:opacity="100%" style:font-name="source-code-pro" fo:font-size="10.5pt" fo:letter-spacing="normal" fo:font-style="normal" officeooo:rsid="000bc371"/>
    </style:style>
    <style:style style:name="T5" style:family="text"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T6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1497"/>
    </style:style>
    <style:style style:name="T7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6adf"/>
    </style:style>
    <style:style style:name="T8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43d89"/>
    </style:style>
    <style:style style:name="T9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8cafd"/>
    </style:style>
    <style:style style:name="T10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a89b7"/>
    </style:style>
    <style:style style:name="T11" style:family="text">
      <style:text-properties fo:font-variant="normal" fo:text-transform="none" fo:color="#242424" loext:opacity="100%" style:font-name="source-code-pro" fo:font-size="10.5pt" fo:letter-spacing="normal" fo:font-style="normal" officeooo:rsid="001e1c5c"/>
    </style:style>
    <style:style style:name="T12" style:family="text">
      <style:text-properties fo:font-variant="normal" fo:text-transform="none" fo:color="#242424" loext:opacity="100%" style:font-name="source-code-pro" fo:font-size="10.5pt" fo:letter-spacing="normal" fo:font-style="normal" officeooo:rsid="000ea313"/>
    </style:style>
    <style:style style:name="T13" style:family="text">
      <style:text-properties fo:font-variant="normal" fo:text-transform="none" fo:color="#242424" loext:opacity="100%" style:font-name="source-code-pro" fo:font-size="10.5pt" fo:letter-spacing="normal" fo:font-style="normal" officeooo:rsid="000dcac6" style:font-size-asian="12pt" style:font-size-complex="12pt"/>
    </style:style>
    <style:style style:name="T14" style:family="text">
      <style:text-properties fo:font-variant="normal" fo:text-transform="none" fo:color="#242424" loext:opacity="100%" style:font-name="source-code-pro" fo:font-size="10.5pt" fo:letter-spacing="normal" fo:font-style="normal" officeooo:rsid="00279288" style:font-size-asian="12pt" style:font-size-complex="12pt"/>
    </style:style>
    <style:style style:name="T15" style:family="text">
      <style:text-properties fo:font-variant="normal" fo:text-transform="none" fo:color="#242424" loext:opacity="100%" style:font-name="source-code-pro" fo:font-size="10.5pt" fo:letter-spacing="normal" fo:font-style="normal" officeooo:rsid="0028f462" style:font-size-asian="12pt" style:font-size-complex="12pt"/>
    </style:style>
    <style:style style:name="T16" style:family="text">
      <style:text-properties fo:font-variant="normal" fo:text-transform="none" fo:color="#242424" loext:opacity="100%" style:font-name="source-code-pro" fo:font-size="10.5pt" fo:letter-spacing="normal" fo:font-style="normal" officeooo:rsid="00179352" style:font-size-asian="12pt" style:font-size-complex="12pt"/>
    </style:style>
    <style:style style:name="T17" style:family="text">
      <style:text-properties fo:font-variant="normal" fo:text-transform="none" fo:color="#242424" loext:opacity="100%" style:font-name="source-code-pro" fo:font-size="10.5pt" fo:letter-spacing="normal" fo:font-style="normal" officeooo:rsid="0012d855"/>
    </style:style>
    <style:style style:name="T18" style:family="text">
      <style:text-properties fo:font-variant="normal" fo:text-transform="none" fo:color="#242424" loext:opacity="100%" style:font-name="source-code-pro" fo:font-size="10.5pt" fo:letter-spacing="normal" fo:font-style="normal" officeooo:rsid="0028f462"/>
    </style:style>
    <style:style style:name="T19" style:family="text">
      <style:text-properties fo:font-variant="normal" fo:text-transform="none" fo:color="#242424" loext:opacity="100%" style:font-name="source-code-pro" fo:font-size="10.5pt" fo:letter-spacing="normal" fo:font-style="normal" officeooo:rsid="0018cafd"/>
    </style:style>
    <style:style style:name="T20" style:family="text">
      <style:text-properties fo:font-variant="normal" fo:text-transform="none" fo:color="#242424" loext:opacity="100%" fo:font-size="12pt" fo:letter-spacing="normal" fo:font-style="normal" officeooo:rsid="000dcac6" style:font-size-asian="12pt" style:font-size-complex="12pt"/>
    </style:style>
    <style:style style:name="T21" style:family="text">
      <style:text-properties fo:font-variant="normal" fo:text-transform="none" fo:color="#242424" loext:opacity="100%" fo:font-size="12pt" fo:letter-spacing="normal" fo:font-style="normal" officeooo:rsid="0018cafd" style:font-size-asian="12pt" style:font-size-complex="12pt"/>
    </style:style>
    <style:style style:name="T22" style:family="text">
      <style:text-properties fo:font-variant="normal" fo:text-transform="none" fo:color="#242424" loext:opacity="100%" fo:font-size="12pt" fo:letter-spacing="normal" fo:font-style="normal" officeooo:rsid="0020ec2b" style:font-size-asian="12pt" style:font-size-complex="12pt"/>
    </style:style>
    <style:style style:name="T23" style:family="text">
      <style:text-properties fo:font-variant="normal" fo:text-transform="none" fo:color="#242424" loext:opacity="100%" fo:font-size="12pt" fo:letter-spacing="normal" fo:font-style="normal" officeooo:rsid="001a89b7" style:font-size-asian="12pt" style:font-size-complex="12pt"/>
    </style:style>
    <style:style style:name="T24" style:family="text">
      <style:text-properties style:font-name="source-code-pro" officeooo:rsid="000fdb3e"/>
    </style:style>
    <style:style style:name="T25" style:family="text">
      <style:text-properties style:font-name="source-code-pro" fo:font-size="10.5pt" officeooo:rsid="00279288"/>
    </style:style>
    <style:style style:name="T26" style:family="text">
      <style:text-properties style:font-name="source-code-pro" fo:font-size="10.5pt" officeooo:rsid="0028f462"/>
    </style:style>
    <style:style style:name="T27" style:family="text">
      <style:text-properties style:font-name="source-code-pro" fo:font-size="10.5pt" officeooo:rsid="0010ab4f"/>
    </style:style>
    <style:style style:name="T28" style:family="text">
      <style:text-properties style:font-name="source-code-pro" fo:font-size="10.5pt" officeooo:rsid="000dcac6"/>
    </style:style>
    <style:style style:name="T29" style:family="text">
      <style:text-properties style:font-name="source-code-pro" fo:font-size="10.5pt" officeooo:rsid="00179352"/>
    </style:style>
    <style:style style:name="T30" style:family="text">
      <style:text-properties style:font-name="source-code-pro" fo:font-size="10.5pt" officeooo:rsid="001a89b7"/>
    </style:style>
    <style:style style:name="T31" style:family="text">
      <style:text-properties officeooo:rsid="000a3f84"/>
    </style:style>
    <style:style style:name="T32" style:family="text">
      <style:text-properties officeooo:rsid="000f6adf"/>
    </style:style>
    <style:style style:name="T33" style:family="text">
      <style:text-properties officeooo:rsid="000fdb3e"/>
    </style:style>
    <style:style style:name="T34" style:family="text">
      <style:text-properties officeooo:rsid="000dcac6"/>
    </style:style>
    <style:style style:name="T35" style:family="text">
      <style:text-properties officeooo:rsid="001a89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export</text:span><text:span text:style-name="T4"> </text:span><text:span text:style-name="T3">WANDB_PROJECT=</text:span><text:span text:style-name="T17">l</text:span><text:span text:style-name="T18">ayered_model_</text:span><text:span text:style-name="T19">5_Offsides</text:span></text:p>
      <text:p text:style-name="P3"><text:tab/><text:span text:style-name="T5">python3 </text:span><text:span text:style-name="T6">q</text:span><text:span text:style-name="T5">lora.py \</text:span><text:line-break/><text:tab/><text:span text:style-name="T5">--model_name_or_path ./</text:span><text:span text:style-name="T7">merged_</text:span><text:span text:style-name="T5">models/</text:span><text:span text:style-name="T8">layered_models/</text:span><text:span text:style-name="T10">layered_model_</text:span><text:span text:style-name="T8">4_REFRESH_</text:span><text:span text:style-name="T9">ONE</text:span><text:span text:style-name="T8"> </text:span>\</text:p>
      <text:p text:style-name="P2"><text:span text:style-name="T2"><text:tab/>--output_dir ./output/</text:span><text:span text:style-name="T13">l</text:span><text:span text:style-name="T14">ayered_models/</text:span><text:span text:style-name="T15">layered_model_</text:span><text:span text:style-name="T16">5</text:span><text:span text:style-name="T15">_</text:span><text:span text:style-name="T16">Offsides </text:span><text:span text:style-name="T2">\</text:span><text:line-break/><text:tab/><text:span text:style-name="T2">--logging_steps 10 \</text:span><text:line-break/><text:tab/><text:span text:style-name="T2">--save_strategy steps \</text:span><text:line-break/><text:tab/><text:span text:style-name="T2">--data_seed 42 \</text:span><text:line-break/><text:tab/><text:span text:style-name="T2">--save_steps 500 \</text:span><text:line-break/><text:tab/><text:span text:style-name="T2">--save_total_limit </text:span><text:span text:style-name="T3">2</text:span><text:span text:style-name="T2">0 \</text:span><text:line-break/><text:tab/><text:span text:style-name="T2">--evaluation_strategy steps \</text:span><text:line-break/><text:tab/><text:span text:style-name="T2">--eval_dataset_size </text:span><text:span text:style-name="T19">9160</text:span><text:span text:style-name="T2"> \</text:span><text:line-break/><text:tab/><text:span text:style-name="T2">--per_device_eval_batch_size 16 \</text:span><text:line-break/><text:tab/><text:span text:style-name="T2">--max_new_tokens 32 \</text:span><text:line-break/><text:tab/><text:span text:style-name="T2">--dataloader_num_workers 3 \</text:span><text:line-break/><text:tab/><text:span text:style-name="T2">--group_by_length \</text:span><text:line-break/><text:tab/><text:span text:style-name="T2">--logging_strategy steps \</text:span><text:line-break/><text:tab/><text:span text:style-name="T2">--remove_unused_columns False \</text:span><text:line-break/><text:tab/><text:span text:style-name="T2">--do_train </text:span><text:span text:style-name="T3">True</text:span><text:span text:style-name="T2">\</text:span><text:line-break/><text:tab/><text:span text:style-name="T2">--do_eval </text:span><text:span text:style-name="T3">True</text:span><text:span text:style-name="T2">\</text:span><text:line-break/><text:tab/><text:span text:style-name="T2">--do_mmlu_eval False \</text:span><text:line-break/><text:tab/><text:span text:style-name="T2">--lora_r 64 \</text:span><text:line-break/><text:tab/><text:span text:style-name="T2">--lora_alpha 16 \</text:span><text:line-break/><text:tab/><text:span text:style-name="T2">--lora_modules all \</text:span><text:line-break/><text:tab/><text:span text:style-name="T2">--double_quant \</text:span><text:line-break/><text:tab/><text:span text:style-name="T2">--quant_type nf4 </text:span><text:span text:style-name="T19">True </text:span><text:span text:style-name="T2">\</text:span><text:line-break/><text:tab/><text:span text:style-name="T2">--bf16 \</text:span><text:line-break/><text:tab/><text:span text:style-name="T2">--bits 4 \</text:span><text:line-break/><text:tab/><text:span text:style-name="T2">--warmup_ratio 0.03 \</text:span><text:line-break/><text:tab/><text:span text:style-name="T2">--lr_scheduler_type constant \</text:span><text:line-break/><text:tab/><text:span text:style-name="T2">--gradient_checkpointing \</text:span><text:line-break/><text:tab/><text:span text:style-name="T2">--dataset data/</text:span><text:span text:style-name="T20">layered_</text:span><text:span text:style-name="T23">model_</text:span><text:span text:style-name="T20">datasets/</text:span><text:span text:style-name="T21">offsides</text:span><text:span text:style-name="T20">/</text:span><text:span text:style-name="T21">dataset_offsides</text:span><text:span text:style-name="T20">.j</text:span><text:span text:style-name="T22">sonl </text:span><text:span text:style-name="T11">\</text:span><text:line-break/><text:tab/><text:span text:style-name="T2">--dataset_format oasst1 \</text:span><text:line-break/><text:tab/><text:span text:style-name="T2">--source_max_len 16 \</text:span><text:line-break/><text:soft-page-break/><text:tab/><text:span text:style-name="T2">--target_max_len 512 \</text:span><text:line-break/><text:tab/><text:span text:style-name="T2">--per_device_train_batch_size 16 \</text:span><text:line-break/><text:tab/><text:span text:style-name="T2">--gradient_accumulation_steps 1 \</text:span><text:line-break/><text:tab/><text:span text:style-name="T2">--max_steps </text:span><text:span text:style-name="T19">2290 </text:span><text:span text:style-name="T2">\</text:span><text:line-break/><text:tab/><text:span text:style-name="T2">--eval_steps </text:span><text:span text:style-name="T19">229 </text:span><text:span text:style-name="T2">\</text:span><text:line-break/><text:tab/><text:span text:style-name="T2">--learning_rate 0.0002 \</text:span><text:line-break/><text:tab/><text:span text:style-name="T2">--adam_beta2 0.999 \</text:span><text:line-break/><text:tab/><text:span text:style-name="T2">--max_grad_norm 0.3 \</text:span><text:line-break/><text:tab/><text:span text:style-name="T2">--lora_dropout 0.1 \</text:span><text:line-break/><text:tab/><text:span text:style-name="T2">--weight_decay 0.0 \</text:span><text:line-break/><text:tab/><text:span text:style-name="T2">--seed 0 \</text:span><text:line-break/><text:tab/><text:span text:style-name="T2">--report_to wandb </text:span></text:p>
      <text:p text:style-name="P5"/>
      <text:p text:style-name="P5"/>
      <text:p text:style-name="P8">python3 merge_peft_adapters.py <text:span text:style-name="T34">\</text:span></text:p>
      <text:p text:style-name="P8">--device cpu <text:span text:style-name="T34">\</text:span></text:p>
      <text:p text:style-name="P8">--base_model_name_or_path <text:span text:style-name="T32">merged_</text:span><text:span text:style-name="T31">models/</text:span><text:span text:style-name="T34">l</text:span><text:span text:style-name="T25">ayered_model</text:span><text:span text:style-name="T30">s</text:span><text:span text:style-name="T25">/</text:span><text:span text:style-name="T26">layered_model_</text:span><text:span text:style-name="T29">4</text:span><text:span text:style-name="T26">_</text:span><text:span text:style-name="T29">REFRESH_ONE</text:span><text:span text:style-name="T31"> </text:span><text:span text:style-name="T34">\</text:span></text:p>
      <text:p text:style-name="P9">--peft_model_path ./output/<text:span text:style-name="T34">l</text:span><text:span text:style-name="T25">ayered_models/</text:span><text:span text:style-name="T26">layered_model_</text:span><text:span text:style-name="T29">5</text:span><text:span text:style-name="T26">_</text:span><text:span text:style-name="T29">Offsides</text:span>/checkpoint-<text:span text:style-name="T35">2000</text:span>/adapter_model <text:span text:style-name="T29">\</text:span></text:p>
      <text:p text:style-name="P8"><text:span text:style-name="T27">--output_dir ./merged_models/</text:span><text:span text:style-name="T28">l</text:span><text:span text:style-name="T25">ayered_models/</text:span><text:span text:style-name="T26">layered_model_</text:span><text:span text:style-name="T29">5</text:span><text:span text:style-name="T26">_</text:span><text:span text:style-name="T29">Offsides</text:span></text:p>
      <text:p text:style-name="P7"><text:span text:style-name="T24"/></text:p>
      <text:p text:style-name="P6"/>
      <text:p text:style-name="P6"/>
      <text:p text:style-name="P1"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0:54:58.018713911</meta:creation-date>
    <dc:date>2023-10-24T15:50:32.105467585</dc:date>
    <meta:editing-duration>PT10H47M17S</meta:editing-duration>
    <meta:editing-cycles>13</meta:editing-cycles>
    <meta:generator>LibreOffice/7.6.2.1$Linux_X86_64 LibreOffice_project/9d0b4c0791fc17bc4181a67fd90c5aaed576d1c0</meta:generator>
    <meta:document-statistic meta:table-count="0" meta:image-count="0" meta:object-count="0" meta:page-count="2" meta:paragraph-count="8" meta:word-count="189" meta:character-count="1514" meta:non-whitespace-character-count="1335"/>
  </office:meta>
</office:document-meta>
</file>